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rsid="000590bc" officeooo:paragraph-rsid="000590bc" style:font-size-asian="13.1000003814697pt" style:font-style-asian="italic" style:font-weight-asian="bold" style:font-size-complex="15pt" style:font-style-complex="italic" style:font-weight-complex="bold"/>
    </style:style>
    <style:style style:name="P2" style:family="paragraph" style:parent-style-name="Standard">
      <style:paragraph-properties fo:text-align="start" style:justify-single-word="false"/>
      <style:text-properties fo:font-size="15pt" fo:font-style="italic" style:text-underline-style="solid" style:text-underline-width="auto" style:text-underline-color="font-color" fo:font-weight="normal" officeooo:rsid="000590bc" officeooo:paragraph-rsid="000590bc" style:font-size-asian="13.1000003814697pt" style:font-style-asian="italic" style:font-weight-asian="normal" style:font-size-complex="15pt" style:font-style-complex="italic" style:font-weight-complex="normal"/>
    </style:style>
    <style:style style:name="P3" style:family="paragraph" style:parent-style-name="Standard">
      <style:paragraph-properties fo:text-align="start" style:justify-single-word="false"/>
      <style:text-properties fo:font-size="15pt" fo:font-style="normal" style:text-underline-style="none" fo:font-weight="normal" officeooo:rsid="000590bc" officeooo:paragraph-rsid="000590bc" style:font-size-asian="13.1000003814697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fo:font-size="15pt" fo:font-style="normal" style:text-underline-style="none" fo:font-weight="normal" officeooo:rsid="00086cb3" officeooo:paragraph-rsid="00086cb3"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fo:font-size="15pt" fo:font-style="normal" style:text-underline-style="none" fo:font-weight="normal" officeooo:rsid="0008b476" officeooo:paragraph-rsid="0008b476"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fo:font-size="15pt" fo:font-style="italic" style:text-underline-style="solid" style:text-underline-width="auto" style:text-underline-color="font-color" fo:font-weight="normal" officeooo:rsid="0007cf90" officeooo:paragraph-rsid="0007cf90" style:font-size-asian="13.1000003814697pt" style:font-style-asian="italic" style:font-weight-asian="normal" style:font-size-complex="15pt" style:font-style-complex="italic" style:font-weight-complex="normal"/>
    </style:style>
    <style:style style:name="P7" style:family="paragraph" style:parent-style-name="Standard">
      <style:paragraph-properties fo:text-align="start" style:justify-single-word="false"/>
      <style:text-properties fo:font-size="15pt" fo:font-style="normal" style:text-underline-style="none" fo:font-weight="normal" officeooo:rsid="0007cf90" officeooo:paragraph-rsid="0007cf90"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font-size="15pt" fo:font-style="normal" style:text-underline-style="none" fo:font-weight="normal" officeooo:rsid="000a3c04" officeooo:paragraph-rsid="000a3c04"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font-size="15pt" fo:font-style="normal" style:text-underline-style="none" fo:font-weight="normal" officeooo:rsid="000aa05c" officeooo:paragraph-rsid="000aa05c" style:font-size-asian="13.1000003814697pt" style:font-style-asian="normal" style:font-weight-asian="normal" style:font-size-complex="15pt" style:font-style-complex="normal" style:font-weight-complex="normal"/>
    </style:style>
    <style:style style:name="T1" style:family="text">
      <style:text-properties officeooo:rsid="0008b476"/>
    </style:style>
    <style:style style:name="T2" style:family="text">
      <style:text-properties officeooo:rsid="0006e151"/>
    </style:style>
    <style:style style:name="T3" style:family="text">
      <style:text-properties officeooo:rsid="0008e596"/>
    </style:style>
    <style:style style:name="T4" style:family="text">
      <style:text-properties officeooo:rsid="00086cb3"/>
    </style:style>
    <style:style style:name="T5" style:family="text">
      <style:text-properties officeooo:rsid="000a3c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 des solutions existantes :</text:p>
      <text:p text:style-name="P1"/>
      <text:p text:style-name="P1"/>
      <text:p text:style-name="P2">1) Gérer le stationnement:</text:p>
      <text:p text:style-name="P2"/>
      <text:p text:style-name="P3"><text:span text:style-name="T1">A)</text:span>Capteurs de présence <text:span text:style-name="T2">à chaque places de parking pour calculer le nombre de places occupées, afficheur pour le nombre de places disponibles.</text:span></text:p>
      <text:p text:style-name="P4"/>
      <text:p text:style-name="P4">Problèmes possibles: Si plusieurs voitures rentrent en même temps alors qu’une seule place est disponible, les autres voitures seront dans le parking mais n’auront plus de places disponibles.</text:p>
      <text:p text:style-name="P3"/>
      <text:p text:style-name="P3"><text:span text:style-name="T1">B)</text:span>Capteurs de mouvement<text:span text:style-name="T2">s</text:span> à l’entrée et à la sortie pour calculer le nombre de voitures dans le parking, afficheur pour le nombre de places disponibles.</text:p>
      <text:p text:style-name="P3"/>
      <text:p text:style-name="P5">Problèmes possibles: Si un animal passe ou un homme… le capteur comptera une place de trop ou de moins par rapport au nombre de place réel.</text:p>
      <text:p text:style-name="P6"/>
      <text:p text:style-name="P5">C)Système de ticket à scanner à l’entrée et à la sortie du parking <text:span text:style-name="T3">(même système que la barrière de sécurité)</text:span></text:p>
      <text:p text:style-name="P6"/>
      <text:p text:style-name="P6">2) Eclairer la zone:</text:p>
      <text:p text:style-name="P6"/>
      <text:p text:style-name="P7">Capteur de présence pour allumer la lumière (pour ne pas allumer inutilement <text:span text:style-name="T4">quand ce n’est pas nécessaire</text:span>), lampadaire de 6 à 12 mètres de haut pour un meilleur éclairage, différence de luminosité des lampadaires selon l’endroit (plus forte proche du tramway, moins sur le parking) et le moment de la journée (plus forte pendant la nuit, moins pendant la soirée/crépuscule).</text:p>
      <text:p text:style-name="P7"/>
      <text:p text:style-name="P7"/>
      <text:p text:style-name="P6">3) Gérer les barrières de sécurité:</text:p>
      <text:p text:style-name="P6"/>
      <text:p text:style-name="P7">Barrière d’entrée/sortie: <text:span text:style-name="T4">Système de ticket </text:span><text:span text:style-name="T1">(obtenu après avoir payée la place)</text:span><text:span text:style-name="T4"> </text:span><text:span text:style-name="T1">à scanner pour rentrer et sortir du parking afin d’</text:span><text:span text:style-name="T5">activer</text:span><text:span text:style-name="T1"> les barrières ;</text:span></text:p>
      <text:p text:style-name="P8">Système de barrière à glissière pour rentrer et sortir du sol avec détecteur de présence pour ne pas sortir sous une voiture.</text:p>
      <text:p text:style-name="P8"/>
      <text:p text:style-name="P9">Passage à niveau: Même système de barrière à glissière avec détecteur de présence pour ne pas sortir sous une voiture, avec un feu vert lorsqu’il n’y a pas de tramway, et un feu rouge lorsque le tramway est en approch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0T10:16:00.978240100</meta:creation-date>
    <dc:date>2026-03-20T11:48:54.137946800</dc:date>
    <meta:editing-duration>PT8M23S</meta:editing-duration>
    <meta:editing-cycles>1</meta:editing-cycles>
    <meta:document-statistic meta:table-count="0" meta:image-count="0" meta:object-count="0" meta:page-count="1" meta:paragraph-count="13" meta:word-count="286" meta:character-count="1719" meta:non-whitespace-character-count="1446"/>
    <meta:generator>LibreOffice/25.8.5.2$Windows_X86_64 LibreOffice_project/9c8b85f387cc00a89945a79c9e6239f32e450ac2</meta:generator>
  </office:meta>
</office:document-meta>
</file>